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kar the Mighty</text:p>
      <text:p text:style-name="Standard">(Hero of the space force)</text:p>
      <text:p text:style-name="Standard"/>
      <text:p text:style-name="Standard">Krasmak the Cruel</text:p>
      <text:p text:style-name="Standard">(Famous villain who commands the enemy fle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2S</meta:editing-duration>
    <meta:editing-cycles>4</meta:editing-cycles>
    <meta:generator>OpenOffice.org/3.4.1$Win32 OpenOffice.org_project/341m1$Build-9593</meta:generator>
    <dc:date>2012-09-19T20:49:24.15</dc:date>
    <meta:document-statistic meta:table-count="0" meta:image-count="0" meta:object-count="0" meta:page-count="1" meta:paragraph-count="4" meta:word-count="18" meta:character-count="104"/>
    <meta:user-defined meta:name="Info 1"/>
    <meta:user-defined meta:name="Info 2"/>
    <meta:user-defined meta:name="Info 3"/>
    <meta:user-defined meta:name="Info 4"/>
  </office:meta>
</office:document-meta>
</file>